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fill-gradient-name="Gradient_20_1" draw:fill-hatch-name="Black_20_45_20_Degrees_20_Wide" draw:textarea-horizontal-align="center" draw:textarea-vertical-align="middle"/>
    </style:style>
    <style:style style:name="gr2" style:family="graphic" style:parent-style-name="standard">
      <style:graphic-properties draw:fill="hatch" draw:fill-color="#e6e6e6" draw:fill-gradient-name="Gradient_20_1" draw:fill-hatch-name="Black_20_45_20_Degrees_20_Wide" draw:textarea-horizontal-align="center" draw:textarea-vertical-align="middle"/>
    </style:style>
    <style:style style:name="gr3" style:family="graphic" style:parent-style-name="standard">
      <style:graphic-properties draw:fill="solid" draw:fill-color="#cccccc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e6" draw:fill-gradient-name="Gradient_20_1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marker-start="Arrowheads_20_1" draw:marker-start-width="0.3cm" draw:marker-end="Arrowheads_20_1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cm" svg:height="4cm" svg:x="3.5cm" svg:y="15cm">
          <text:p/>
        </draw:rect>
        <draw:rect draw:style-name="gr2" draw:text-style-name="P1" draw:layer="layout" svg:width="7.5cm" svg:height="4.5cm" svg:x="2cm" svg:y="17cm">
          <text:p/>
        </draw:rect>
        <draw:g>
          <draw:rect draw:style-name="gr3" draw:text-style-name="P1" draw:layer="layout" svg:width="10cm" svg:height="9cm" svg:x="1.5cm" svg:y="1cm">
            <text:p/>
          </draw:rect>
          <draw:custom-shape draw:style-name="gr4" draw:text-style-name="P1" draw:layer="layout" svg:width="3.5cm" svg:height="1cm" svg:x="3.812cm" svg:y="1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5" draw:text-style-name="P1" draw:layer="layout" svg:width="8cm" svg:height="4cm" svg:x="2.5cm" svg:y="3.5cm">
            <text:p/>
          </draw:rect>
          <draw:frame draw:style-name="gr6" draw:text-style-name="P2" draw:layer="layout" svg:width="3.5cm" svg:height="1.657cm" svg:x="8.2cm" svg:y="4.5cm">
            <draw:text-box>
              <text:p text:style-name="P2"><text:span text:style-name="T1">Player Server</text:span></text:p>
            </draw:text-box>
          </draw:frame>
          <draw:frame draw:style-name="gr6" draw:text-style-name="P2" draw:layer="layout" svg:width="3.5cm" svg:height="1cm" svg:x="8.5cm" svg:y="2cm">
            <draw:text-box>
              <text:p text:style-name="P2"><text:span text:style-name="T1">ROBOT</text:span></text:p>
            </draw:text-box>
          </draw:frame>
          <draw:frame draw:style-name="gr6" draw:text-style-name="P2" draw:layer="layout" svg:width="3.5cm" svg:height="1cm" svg:x="3.812cm" svg:y="1.5cm">
            <draw:text-box>
              <text:p text:style-name="P2"><text:s/>Your Code</text:p>
            </draw:text-box>
          </draw:frame>
          <draw:g>
            <draw:custom-shape draw:style-name="gr4" draw:text-style-name="P1" draw:layer="layout" svg:width="5cm" svg:height="1cm" svg:x="3.062cm" svg:y="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" draw:text-style-name="P2" draw:layer="layout" svg:width="3.5cm" svg:height="1cm" svg:x="4.437cm" svg:y="4cm">
              <draw:text-box>
                <text:p text:style-name="P2">Proxies</text:p>
              </draw:text-box>
            </draw:frame>
          </draw:g>
          <draw:g>
            <draw:custom-shape draw:style-name="gr4" draw:text-style-name="P1" draw:layer="layout" svg:width="5cm" svg:height="1cm" svg:x="3.05cm" svg:y="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" draw:text-style-name="P2" draw:layer="layout" svg:width="3.5cm" svg:height="1cm" svg:x="4.575cm" svg:y="6cm">
              <draw:text-box>
                <text:p text:style-name="P2">Drivers</text:p>
              </draw:text-box>
            </draw:frame>
          </draw:g>
          <draw:g>
            <draw:custom-shape draw:style-name="gr4" draw:text-style-name="P1" draw:layer="layout" svg:width="5cm" svg:height="1cm" svg:x="3.062cm" svg:y="8.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" draw:text-style-name="P2" draw:layer="layout" svg:width="3.5cm" svg:height="1cm" svg:x="4.087cm" svg:y="8.5cm">
              <draw:text-box>
                <text:p text:style-name="P2">Hardware</text:p>
              </draw:text-box>
            </draw:frame>
          </draw:g>
          <draw:line draw:style-name="gr7" draw:text-style-name="P1" draw:layer="layout" svg:x1="5.562cm" svg:y1="2.5cm" svg:x2="5.562cm" svg:y2="4cm">
            <text:p/>
          </draw:line>
          <draw:line draw:style-name="gr7" draw:text-style-name="P1" draw:layer="layout" svg:x1="5.562cm" svg:y1="5cm" svg:x2="5.562cm" svg:y2="6cm">
            <text:p/>
          </draw:line>
          <draw:line draw:style-name="gr7" draw:text-style-name="P1" draw:layer="layout" svg:x1="5.562cm" svg:y1="7cm" svg:x2="5.562cm" svg:y2="8.5cm">
            <text:p/>
          </draw:line>
        </draw:g>
        <draw:custom-shape draw:style-name="gr4" draw:text-style-name="P1" draw:layer="layout" svg:width="3.5cm" svg:height="1cm" svg:x="4.812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3.5cm" svg:height="1.657cm" svg:x="9.3cm" svg:y="15.143cm">
          <draw:text-box>
            <text:p text:style-name="P2"><text:span text:style-name="T1">Player Server</text:span></text:p>
          </draw:text-box>
        </draw:frame>
        <draw:frame draw:style-name="gr6" draw:text-style-name="P2" draw:layer="layout" svg:width="3.5cm" svg:height="1cm" svg:x="4.812cm" svg:y="13cm">
          <draw:text-box>
            <text:p text:style-name="P2"><text:s/>Your Code</text:p>
          </draw:text-box>
        </draw:frame>
        <draw:g>
          <draw:custom-shape draw:style-name="gr4" draw:text-style-name="P1" draw:layer="layout" svg:width="5cm" svg:height="1cm" svg:x="4.062cm" svg:y="15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2" draw:layer="layout" svg:width="3.5cm" svg:height="1cm" svg:x="5.437cm" svg:y="15.5cm">
            <draw:text-box>
              <text:p text:style-name="P2">Proxies</text:p>
            </draw:text-box>
          </draw:frame>
        </draw:g>
        <draw:g>
          <draw:custom-shape draw:style-name="gr4" draw:text-style-name="P1" draw:layer="layout" svg:width="5cm" svg:height="1cm" svg:x="4.05cm" svg:y="17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2" draw:layer="layout" svg:width="3.5cm" svg:height="1cm" svg:x="5.575cm" svg:y="17.5cm">
            <draw:text-box>
              <text:p text:style-name="P2">Drivers</text:p>
            </draw:text-box>
          </draw:frame>
        </draw:g>
        <draw:g>
          <draw:custom-shape draw:style-name="gr4" draw:text-style-name="P1" draw:layer="layout" svg:width="5cm" svg:height="1cm" svg:x="4.062cm" svg:y="20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2" draw:layer="layout" svg:width="3.5cm" svg:height="1cm" svg:x="4.987cm" svg:y="20cm">
            <draw:text-box>
              <text:p text:style-name="P2">Simulation</text:p>
            </draw:text-box>
          </draw:frame>
        </draw:g>
        <draw:line draw:style-name="gr7" draw:text-style-name="P1" draw:layer="layout" svg:x1="6.562cm" svg:y1="14cm" svg:x2="6.562cm" svg:y2="15.5cm">
          <text:p/>
        </draw:line>
        <draw:line draw:style-name="gr7" draw:text-style-name="P1" draw:layer="layout" svg:x1="6.562cm" svg:y1="16.5cm" svg:x2="6.562cm" svg:y2="17.5cm">
          <text:p/>
        </draw:line>
        <draw:line draw:style-name="gr7" draw:text-style-name="P1" draw:layer="layout" svg:x1="6.562cm" svg:y1="18.5cm" svg:x2="6.562cm" svg:y2="20cm">
          <text:p/>
        </draw:line>
        <draw:frame draw:style-name="gr6" draw:text-style-name="P2" draw:layer="layout" svg:width="2.5cm" svg:height="1cm" svg:x="2.2cm" svg:y="19.5cm">
          <draw:text-box>
            <text:p text:style-name="P2"><text:span text:style-name="T1">St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Blue_20_Crossed_20_0_20_Degrees" draw:display-name="Blue Crossed 0 Degrees" draw:style="double" draw:color="#000080" draw:distance="0.076cm" draw:rotation="900"/>
    <draw:hatch draw:name="Blue_20_Triple_20_90_20_Degrees" draw:display-name="Blue Triple 90 Degrees" draw:style="triple" draw:color="#0000ff" draw:distance="0.102cm" draw:rotation="900"/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nny Owen</meta:initial-creator>
    <meta:creation-date>2009-05-07T14:41:14</meta:creation-date>
    <dc:creator>Jenny Owen</dc:creator>
    <dc:date>2009-05-07T14:58:56</dc:date>
    <meta:editing-cycles>5</meta:editing-cycles>
    <meta:editing-duration>PT17M43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